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9c91" officeooo:paragraph-rsid="000a9c91"/>
    </style:style>
    <style:style style:name="P2" style:family="paragraph" style:parent-style-name="Standard">
      <style:text-properties officeooo:rsid="000b2c5b" officeooo:paragraph-rsid="000b2c5b"/>
    </style:style>
    <style:style style:name="P3" style:family="paragraph" style:parent-style-name="Standard">
      <style:text-properties officeooo:rsid="001131b7" officeooo:paragraph-rsid="001131b7"/>
    </style:style>
    <style:style style:name="P4" style:family="paragraph" style:parent-style-name="Standard">
      <style:text-properties officeooo:rsid="000b3c70" officeooo:paragraph-rsid="000b3c70"/>
    </style:style>
    <style:style style:name="P5" style:family="paragraph" style:parent-style-name="Standard">
      <style:text-properties officeooo:rsid="000f36d3" officeooo:paragraph-rsid="000f36d3"/>
    </style:style>
    <style:style style:name="P6" style:family="paragraph" style:parent-style-name="Standard">
      <style:text-properties officeooo:rsid="00126314" officeooo:paragraph-rsid="00126314"/>
    </style:style>
    <style:style style:name="P7" style:family="paragraph" style:parent-style-name="Standard">
      <style:text-properties officeooo:rsid="0012c8fe" officeooo:paragraph-rsid="0012c8fe"/>
    </style:style>
    <style:style style:name="P8" style:family="paragraph" style:parent-style-name="Standard">
      <style:text-properties officeooo:rsid="0019f746" officeooo:paragraph-rsid="0019f746"/>
    </style:style>
    <style:style style:name="P9" style:family="paragraph" style:parent-style-name="Standard">
      <style:paragraph-properties fo:break-before="page"/>
      <style:text-properties officeooo:rsid="000f36d3" officeooo:paragraph-rsid="000f36d3"/>
    </style:style>
    <style:style style:name="P10" style:family="paragraph" style:parent-style-name="Standard" style:list-style-name="L1">
      <style:text-properties officeooo:rsid="000b2c5b" officeooo:paragraph-rsid="000b2c5b"/>
    </style:style>
    <style:style style:name="P11" style:family="paragraph" style:parent-style-name="Standard" style:list-style-name="L1">
      <style:text-properties officeooo:rsid="000b3c70" officeooo:paragraph-rsid="000b3c70"/>
    </style:style>
    <style:style style:name="P12" style:family="paragraph" style:parent-style-name="Standard" style:list-style-name="L2">
      <style:text-properties officeooo:rsid="000f36d3" officeooo:paragraph-rsid="000f36d3"/>
    </style:style>
    <style:style style:name="P13" style:family="paragraph" style:parent-style-name="Standard" style:list-style-name="L2">
      <style:text-properties officeooo:rsid="001131b7" officeooo:paragraph-rsid="001131b7"/>
    </style:style>
    <style:style style:name="P14" style:family="paragraph" style:parent-style-name="Standard" style:list-style-name="L3">
      <style:text-properties officeooo:rsid="0011f1c4" officeooo:paragraph-rsid="0011f1c4"/>
    </style:style>
    <style:style style:name="P15" style:family="paragraph" style:parent-style-name="Standard" style:list-style-name="L3">
      <style:text-properties officeooo:rsid="00126314" officeooo:paragraph-rsid="00126314"/>
    </style:style>
    <style:style style:name="P16" style:family="paragraph" style:parent-style-name="Standard" style:list-style-name="L4">
      <style:text-properties officeooo:rsid="001626ad" officeooo:paragraph-rsid="001626ad"/>
    </style:style>
    <style:style style:name="P17" style:family="paragraph" style:parent-style-name="Standard" style:list-style-name="L4">
      <style:text-properties officeooo:rsid="00171b68" officeooo:paragraph-rsid="00171b68"/>
    </style:style>
    <style:style style:name="P18" style:family="paragraph" style:parent-style-name="Standard" style:list-style-name="L4">
      <style:text-properties officeooo:rsid="0019f746" officeooo:paragraph-rsid="0019f746"/>
    </style:style>
    <style:style style:name="P19" style:family="paragraph" style:parent-style-name="Standard">
      <style:text-properties officeooo:rsid="0019f746" officeooo:paragraph-rsid="0019f746"/>
    </style:style>
    <style:style style:name="P20" style:family="paragraph" style:parent-style-name="Standard">
      <style:text-properties officeooo:rsid="001b3e21" officeooo:paragraph-rsid="001b3e21"/>
    </style:style>
    <style:style style:name="P21" style:family="paragraph" style:parent-style-name="Standard">
      <style:text-properties fo:font-size="12pt" officeooo:rsid="001b0013" officeooo:paragraph-rsid="001b0013" style:font-size-asian="12pt" style:font-size-complex="12pt"/>
    </style:style>
    <style:style style:name="T1" style:family="text">
      <style:text-properties officeooo:rsid="00190945"/>
    </style:style>
    <style:style style:name="T2" style:family="text">
      <style:text-properties officeooo:rsid="001b3e21"/>
    </style:style>
    <style:style style:name="T3" style:family="text">
      <style:text-properties officeooo:rsid="001c41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8: Theorizing CS </text:p>
      <text:p text:style-name="P2"/>
      <text:p text:style-name="P2">Vocabulary </text:p>
      <text:list xml:id="list2243225692701733244" text:style-name="L1">
        <text:list-item>
          <text:p text:style-name="P10">A motto = the French motto is “Liberté, Égalité, Fraternité”</text:p>
          <text:list>
            <text:list-header>
              <text:p text:style-name="P10">= une devise </text:p>
            </text:list-header>
          </text:list>
        </text:list-item>
        <text:list-item>
          <text:p text:style-name="P10">Amenities </text:p>
          <text:list>
            <text:list-header>
              <text:p text:style-name="P10">= aménagements </text:p>
            </text:list-header>
          </text:list>
        </text:list-item>
        <text:list-item>
          <text:p text:style-name="P10">A realm = a kingdom </text:p>
          <text:list>
            <text:list-header>
              <text:p text:style-name="P11">= un royaume </text:p>
            </text:list-header>
          </text:list>
        </text:list-item>
        <text:list-item>
          <text:p text:style-name="P11">To argue = to quarrel </text:p>
        </text:list-item>
        <text:list-item>
          <text:p text:style-name="P11">To seek = to look for </text:p>
          <text:list>
            <text:list-header>
              <text:p text:style-name="P11">= chercher </text:p>
            </text:list-header>
          </text:list>
        </text:list-item>
        <text:list-item>
          <text:p text:style-name="P11">Ostensibly = supposedly </text:p>
        </text:list-item>
        <text:list-item>
          <text:p text:style-name="P11">To implement = to realize </text:p>
        </text:list-item>
        <text:list-item>
          <text:p text:style-name="P11">A backdrop </text:p>
          <text:list>
            <text:list-header>
              <text:p text:style-name="P11">= une toile de fond </text:p>
            </text:list-header>
          </text:list>
        </text:list-item>
        <text:list-item>
          <text:p text:style-name="P11">To hassle = To make a fuss </text:p>
          <text:list>
            <text:list-header>
              <text:p text:style-name="P11">= ennuyer, faire des histoires </text:p>
            </text:list-header>
          </text:list>
        </text:list-item>
        <text:list-item>
          <text:p text:style-name="P11">To revolve around </text:p>
          <text:list>
            <text:list-header>
              <text:p text:style-name="P11">= tourner autour </text:p>
            </text:list-header>
          </text:list>
        </text:list-item>
        <text:list-item>
          <text:p text:style-name="P11">At stake </text:p>
          <text:list>
            <text:list-header>
              <text:p text:style-name="P11">= en jeu</text:p>
            </text:list-header>
          </text:list>
        </text:list-item>
      </text:list>
      <text:p text:style-name="P4"/>
      <text:p text:style-name="P5"/>
      <text:p text:style-name="P5"/>
      <text:p text:style-name="P9">Paragraph 1</text:p>
      <text:list xml:id="list4932324855200795088" text:style-name="L2">
        <text:list-item>
          <text:p text:style-name="P12">The most important thing in CS is the human experience and aspect rather than the equipment or where you sleep. </text:p>
        </text:list-item>
        <text:list-item>
          <text:p text:style-name="P13">CS is a revolution which corresponds to the new needs of people. Indeed they are fed up with standardised hotels and want a personified accommodation. </text:p>
        </text:list-item>
        <text:list-item>
          <text:p text:style-name="P13">Nowadays many people work to make the access to the platform easier. </text:p>
        </text:list-item>
      </text:list>
      <text:p text:style-name="P3"/>
      <text:p text:style-name="P3">Paragraph 2</text:p>
      <text:list xml:id="list5800728926043664308" text:style-name="L3">
        <text:list-item>
          <text:p text:style-name="P14">With globalization, people are looking for something new and more authentic that privileges local life. </text:p>
        </text:list-item>
        <text:list-item>
          <text:p text:style-name="P15">Travellers want more personal experiences with hosts, they want to meet foreigners in unique circumstances. Thus they pay more attention to the encounter then to the destination. </text:p>
        </text:list-item>
        <text:list-item>
          <text:p text:style-name="P15">However the possibility to make hazardous encounters is real. </text:p>
        </text:list-item>
      </text:list>
      <text:p text:style-name="P6"/>
      <text:p text:style-name="P7">Paragraph 3</text:p>
      <text:list xml:id="list6926174760700161045" text:style-name="L4">
        <text:list-item>
          <text:p text:style-name="P16">Moroccans cannot get visas to travel to countries which use CS. </text:p>
        </text:list-item>
        <text:list-item>
          <text:p text:style-name="P16">In Marrakesh, women have the same rights as men, but the law and religion are sometimes misinterpreted. </text:p>
        </text:list-item>
        <text:list-item>
          <text:p text:style-name="P17">If a man hosts a woman, there will be gossips because the neighbourhood can suppose they had an affair. </text:p>
        </text:list-item>
        <text:list-item>
          <text:p text:style-name="P17">Cultural differences may cause issues e.g clothing. </text:p>
        </text:list-item>
        <text:list-item>
          <text:p text:style-name="P17">Moroccan couchsurfers bear the risk not only to spoil their reputation but <text:span text:style-name="T1">also their families’. </text:span></text:p>
        </text:list-item>
        <text:list-item>
          <text:p text:style-name="P18">Muslim people have to be hospitable due to their religion. </text:p>
        </text:list-item>
        <text:list-item>
          <text:p text:style-name="P18">But sometimes there’s a paradox. As an example, when people should be welcoming but at the same time they could be shocked and ill-at-ease concerning clothes for instance. </text:p>
        </text:list-item>
      </text:list>
      <text:p text:style-name="P8"/>
      <text:p text:style-name="P8"/>
      <text:p text:style-name="P20">Conclusion:</text:p>
      <text:p text:style-name="P21"/>
      <text:p text:style-name="P21">Couchsurfers want to meet new people more than discovering their countries. And the people you meet as the host or the guest can make a big difference, <text:span text:style-name="T3">mainly because of culture differences</text:span>. 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03:30.498000000</meta:creation-date>
    <dc:date>2019-03-28T14:55:02.013000000</dc:date>
    <meta:editing-duration>PT1H24M57S</meta:editing-duration>
    <meta:editing-cycles>8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39" meta:word-count="366" meta:character-count="2005" meta:non-whitespace-character-count="1677"/>
  </office:meta>
</office:document-meta>
</file>